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urier New" officeooo:rsid="0005f655" officeooo:paragraph-rsid="0005f655"/>
    </style:style>
    <style:style style:name="P2" style:family="paragraph" style:parent-style-name="Standard">
      <style:text-properties style:font-name="Courier New" officeooo:rsid="0005f655" officeooo:paragraph-rsid="000cc1e5"/>
    </style:style>
    <style:style style:name="P3" style:family="paragraph" style:parent-style-name="Standard">
      <style:text-properties style:font-name="Courier New" officeooo:rsid="0005f655" officeooo:paragraph-rsid="004b5a95"/>
    </style:style>
    <style:style style:name="P4" style:family="paragraph" style:parent-style-name="Standard">
      <style:text-properties style:font-name="Courier New" officeooo:rsid="0008a100" officeooo:paragraph-rsid="0008a100"/>
    </style:style>
    <style:style style:name="P5" style:family="paragraph" style:parent-style-name="Standard">
      <style:text-properties style:font-name="Courier New" officeooo:rsid="0008a100" officeooo:paragraph-rsid="000cc1e5"/>
    </style:style>
    <style:style style:name="P6" style:family="paragraph" style:parent-style-name="Standard">
      <style:text-properties style:font-name="Courier New" officeooo:rsid="0008a100" officeooo:paragraph-rsid="000a2989"/>
    </style:style>
    <style:style style:name="P7" style:family="paragraph" style:parent-style-name="Standard">
      <style:text-properties style:font-name="Courier New" officeooo:rsid="0008a100" officeooo:paragraph-rsid="004b5a95"/>
    </style:style>
    <style:style style:name="P8" style:family="paragraph" style:parent-style-name="Standard">
      <style:text-properties style:font-name="Courier New" officeooo:rsid="000a2989" officeooo:paragraph-rsid="000a2989"/>
    </style:style>
    <style:style style:name="P9" style:family="paragraph" style:parent-style-name="Standard">
      <style:text-properties style:font-name="Courier New" officeooo:rsid="000a2989" officeooo:paragraph-rsid="000cc1e5"/>
    </style:style>
    <style:style style:name="P10" style:family="paragraph" style:parent-style-name="Standard">
      <style:text-properties style:font-name="Courier New" officeooo:rsid="000a2989" officeooo:paragraph-rsid="004b5a95"/>
    </style:style>
    <style:style style:name="P11" style:family="paragraph" style:parent-style-name="Standard">
      <style:text-properties style:font-name="Courier New" officeooo:rsid="000d996b" officeooo:paragraph-rsid="000e0107"/>
    </style:style>
    <style:style style:name="P12" style:family="paragraph" style:parent-style-name="Standard">
      <style:text-properties style:font-name="Courier New" officeooo:rsid="000d996b" officeooo:paragraph-rsid="001ae9ac"/>
    </style:style>
    <style:style style:name="P13" style:family="paragraph" style:parent-style-name="Standard">
      <style:text-properties style:font-name="Courier New" officeooo:rsid="000d996b" officeooo:paragraph-rsid="0037521d"/>
    </style:style>
    <style:style style:name="P14" style:family="paragraph" style:parent-style-name="Standard">
      <style:text-properties style:font-name="Courier New" officeooo:rsid="000d996b" officeooo:paragraph-rsid="004b5a95"/>
    </style:style>
    <style:style style:name="P15" style:family="paragraph" style:parent-style-name="Standard">
      <style:text-properties style:font-name="Courier New" officeooo:rsid="0025925e" officeooo:paragraph-rsid="0025925e"/>
    </style:style>
    <style:style style:name="P16" style:family="paragraph" style:parent-style-name="Standard">
      <style:text-properties style:font-name="Courier New" officeooo:rsid="0025925e" officeooo:paragraph-rsid="002cfa10"/>
    </style:style>
    <style:style style:name="P17" style:family="paragraph" style:parent-style-name="Standard">
      <style:text-properties style:font-name="Courier New" officeooo:rsid="0025925e" officeooo:paragraph-rsid="004b5a95"/>
    </style:style>
    <style:style style:name="P18" style:family="paragraph" style:parent-style-name="Standard">
      <style:paragraph-properties fo:text-align="center" style:justify-single-word="false"/>
      <style:text-properties style:font-name="Courier New" fo:font-size="20pt" fo:font-weight="bold" officeooo:rsid="0005f655" officeooo:paragraph-rsid="0005f655" style:font-size-asian="20pt" style:font-weight-asian="bold" style:font-size-complex="20pt" style:font-weight-complex="bold"/>
    </style:style>
    <style:style style:name="P19" style:family="paragraph" style:parent-style-name="Standard">
      <style:text-properties style:font-name="Courier New" officeooo:rsid="0037521d" officeooo:paragraph-rsid="0037521d"/>
    </style:style>
    <style:style style:name="P20" style:family="paragraph" style:parent-style-name="Standard">
      <style:text-properties style:font-name="Courier New" fo:font-weight="bold" officeooo:rsid="0005f655" officeooo:paragraph-rsid="00126f76" style:font-weight-asian="bold" style:font-weight-complex="bold"/>
    </style:style>
    <style:style style:name="P21" style:family="paragraph" style:parent-style-name="Standard">
      <style:text-properties style:font-name="Courier New" fo:font-weight="bold" officeooo:rsid="0005f655" officeooo:paragraph-rsid="0017e4af" style:font-weight-asian="bold" style:font-weight-complex="bold"/>
    </style:style>
    <style:style style:name="P22" style:family="paragraph" style:parent-style-name="Standard">
      <style:text-properties style:font-name="Courier New" style:text-underline-style="solid" style:text-underline-width="auto" style:text-underline-color="font-color" officeooo:rsid="000d996b" officeooo:paragraph-rsid="000e0107"/>
    </style:style>
    <style:style style:name="P23" style:family="paragraph" style:parent-style-name="Standard">
      <style:text-properties style:font-name="Courier New" style:text-underline-style="solid" style:text-underline-width="auto" style:text-underline-color="font-color" officeooo:rsid="000d996b" officeooo:paragraph-rsid="004b5a95"/>
    </style:style>
    <style:style style:name="P24" style:family="paragraph" style:parent-style-name="Standard">
      <style:text-properties style:font-name="Courier New" officeooo:rsid="003d6861" officeooo:paragraph-rsid="003d6861"/>
    </style:style>
    <style:style style:name="P25" style:family="paragraph" style:parent-style-name="Standard">
      <style:text-properties style:font-name="Courier New" officeooo:rsid="003d6861" officeooo:paragraph-rsid="004b5a95"/>
    </style:style>
    <style:style style:name="P26" style:family="paragraph" style:parent-style-name="Standard">
      <style:text-properties style:font-name="Courier New" officeooo:rsid="00425bf5" officeooo:paragraph-rsid="00425bf5"/>
    </style:style>
    <style:style style:name="P27" style:family="paragraph" style:parent-style-name="Standard">
      <style:text-properties style:font-name="Courier New" officeooo:rsid="0044dbc0" officeooo:paragraph-rsid="0044dbc0"/>
    </style:style>
    <style:style style:name="P28" style:family="paragraph" style:parent-style-name="Standard">
      <style:text-properties style:font-name="Courier New" officeooo:paragraph-rsid="002cfa10"/>
    </style:style>
    <style:style style:name="P29" style:family="paragraph" style:parent-style-name="Standard">
      <style:text-properties style:font-name="Courier New" officeooo:paragraph-rsid="004b5a95"/>
    </style:style>
    <style:style style:name="P30" style:family="paragraph" style:parent-style-name="Standard">
      <style:text-properties officeooo:paragraph-rsid="004b5a95"/>
    </style:style>
    <style:style style:name="P3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font-name="Courier New" officeooo:rsid="0008a100" officeooo:paragraph-rsid="0008a100"/>
    </style:style>
    <style:style style:name="P3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font-name="Courier New" officeooo:rsid="0008a100" officeooo:paragraph-rsid="000cc1e5"/>
    </style:style>
    <style:style style:name="P3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font-name="Courier New" officeooo:paragraph-rsid="002cfa10"/>
    </style:style>
    <style:style style:name="P34" style:family="paragraph" style:parent-style-name="Standard">
      <style:text-properties style:font-name="Courier New" fo:font-size="12pt" style:text-underline-style="solid" style:text-underline-width="auto" style:text-underline-color="font-color" fo:font-weight="bold" officeooo:rsid="0003e0ec" officeooo:paragraph-rsid="00220d96" style:font-size-asian="10.5pt" style:font-weight-asian="bold" style:font-size-complex="12pt" style:font-weight-complex="bold"/>
    </style:style>
    <style:style style:name="P35" style:family="paragraph" style:parent-style-name="Standard">
      <style:text-properties style:font-name="Courier New" officeooo:rsid="00157514" officeooo:paragraph-rsid="001ae9ac"/>
    </style:style>
    <style:style style:name="P36" style:family="paragraph" style:parent-style-name="Standard">
      <style:text-properties style:font-name="Courier New" officeooo:rsid="001c31bb" officeooo:paragraph-rsid="0037521d"/>
    </style:style>
    <style:style style:name="P37" style:family="paragraph" style:parent-style-name="Standard">
      <style:text-properties style:font-name="Courier New" officeooo:rsid="0029b924" officeooo:paragraph-rsid="002cfa10"/>
    </style:style>
    <style:style style:name="P38" style:family="paragraph" style:parent-style-name="Standard">
      <style:text-properties style:font-name="Courier New" officeooo:rsid="0029b924" officeooo:paragraph-rsid="004b5a95"/>
    </style:style>
    <style:style style:name="P39" style:family="paragraph" style:parent-style-name="Standard">
      <style:text-properties style:font-name="Courier New" style:text-underline-style="solid" style:text-underline-width="auto" style:text-underline-color="font-color" fo:font-weight="bold" officeooo:rsid="0005f655" officeooo:paragraph-rsid="004b5a95" style:font-weight-asian="bold" style:font-weight-complex="bold"/>
    </style:style>
    <style:style style:name="P40" style:family="paragraph" style:parent-style-name="Standard">
      <style:text-properties style:font-name="Courier New" style:text-underline-style="solid" style:text-underline-width="auto" style:text-underline-color="font-color" officeooo:rsid="000d996b" officeooo:paragraph-rsid="005499bf"/>
    </style:style>
    <style:style style:name="P41" style:family="paragraph" style:parent-style-name="Standard">
      <style:text-properties style:font-name="Courier New" officeooo:rsid="0005f655" officeooo:paragraph-rsid="005499bf"/>
    </style:style>
    <style:style style:name="P42" style:family="paragraph" style:parent-style-name="Standard">
      <style:text-properties style:font-name="Courier New" officeooo:rsid="000a2989" officeooo:paragraph-rsid="005499bf"/>
    </style:style>
    <style:style style:name="P43" style:family="paragraph" style:parent-style-name="Standard">
      <style:text-properties style:font-name="Courier New" officeooo:rsid="0008a100" officeooo:paragraph-rsid="005499bf"/>
    </style:style>
    <style:style style:name="P44" style:family="paragraph" style:parent-style-name="Standard">
      <style:text-properties style:font-name="Courier New" officeooo:rsid="000d996b" officeooo:paragraph-rsid="005499bf"/>
    </style:style>
    <style:style style:name="P45" style:family="paragraph" style:parent-style-name="Standard">
      <style:text-properties style:font-name="Courier New" officeooo:paragraph-rsid="004b5a95"/>
    </style:style>
    <style:style style:name="P46" style:family="paragraph" style:parent-style-name="Standard">
      <style:text-properties style:font-name="Courier New" officeooo:rsid="005645da" officeooo:paragraph-rsid="005645da"/>
    </style:style>
    <style:style style:name="P47" style:family="paragraph" style:parent-style-name="Standard">
      <style:text-properties officeooo:paragraph-rsid="005499bf"/>
    </style:style>
    <style:style style:name="P4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font-name="Courier New" officeooo:paragraph-rsid="004b5a95"/>
    </style:style>
    <style:style style:name="P49" style:family="paragraph" style:parent-style-name="Heading_20_3">
      <style:text-properties style:font-name="Courier New" fo:font-size="12pt" officeooo:rsid="00056de5" officeooo:paragraph-rsid="00220d96" style:font-size-asian="10.5pt" style:font-size-complex="12pt"/>
    </style:style>
    <style:style style:name="P50" style:family="paragraph" style:parent-style-name="Table_20_Contents">
      <style:paragraph-properties fo:text-align="end" style:justify-single-word="false"/>
      <style:text-properties style:font-name="Courier New" fo:font-size="12pt" officeooo:rsid="000bbb9f" officeooo:paragraph-rsid="000bbb9f" style:font-size-asian="10.5pt" style:font-size-complex="12pt"/>
    </style:style>
    <style:style style:name="P51" style:family="paragraph" style:parent-style-name="Footer">
      <style:paragraph-properties fo:text-align="end" style:justify-single-word="false"/>
      <style:text-properties style:font-name="Courier New" fo:font-style="italic" officeooo:rsid="002b799b" officeooo:paragraph-rsid="002b799b" style:font-style-asian="italic" style:font-style-complex="italic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e5781" style:font-weight-asian="normal" style:font-weight-complex="normal"/>
    </style:style>
    <style:style style:name="T3" style:family="text">
      <style:text-properties officeooo:rsid="000bbb9f"/>
    </style:style>
    <style:style style:name="T4" style:family="text">
      <style:text-properties fo:font-variant="normal" fo:text-transform="none" fo:color="#363339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variant="normal" fo:text-transform="none" fo:color="#363339" fo:letter-spacing="normal" fo:font-style="normal" style:text-underline-style="solid" style:text-underline-width="auto" style:text-underline-color="font-color" fo:font-weight="bold" officeooo:rsid="000aeda7" style:font-weight-asian="bold" style:font-weight-complex="bold"/>
    </style:style>
    <style:style style:name="T6" style:family="text">
      <style:text-properties fo:font-variant="normal" fo:text-transform="none" fo:color="#363339" fo:letter-spacing="normal" fo:font-style="normal" style:text-underline-style="none" fo:font-weight="bold" officeooo:rsid="000aeda7" style:font-weight-asian="bold" style:font-weight-complex="bold"/>
    </style:style>
    <style:style style:name="T7" style:family="text">
      <style:text-properties fo:font-variant="normal" fo:text-transform="none" fo:color="#363339" fo:letter-spacing="normal" fo:font-style="normal" style:text-underline-style="none" fo:font-weight="normal" officeooo:rsid="000e5781" style:font-weight-asian="normal" style:font-weight-complex="normal"/>
    </style:style>
    <style:style style:name="T8" style:family="text">
      <style:text-properties fo:font-variant="normal" fo:text-transform="none" fo:color="#363339" fo:font-size="10pt" fo:letter-spacing="normal" fo:font-style="normal" style:text-underline-style="none" fo:font-weight="normal" officeooo:rsid="000e5781" style:font-size-asian="10pt" style:font-weight-asian="normal" style:font-size-complex="10pt" style:font-weight-complex="normal"/>
    </style:style>
    <style:style style:name="T9" style:family="text">
      <style:text-properties officeooo:rsid="00121d02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font-name="Courier New" fo:font-size="12pt" fo:font-weight="bold" officeooo:rsid="0026d762" style:font-size-asian="10.5pt" style:font-weight-asian="bold" style:font-size-complex="12pt" style:font-weight-complex="bold"/>
    </style:style>
    <style:style style:name="T12" style:family="text">
      <style:text-properties style:font-name="Courier New" fo:font-size="12pt" fo:font-weight="bold" officeooo:rsid="00493a47" style:font-size-asian="10.5pt" style:font-weight-asian="bold" style:font-size-complex="12pt" style:font-weight-complex="bold"/>
    </style:style>
    <style:style style:name="T13" style:family="text">
      <style:text-properties style:font-name="Courier New" fo:font-size="12pt" fo:font-weight="bold" officeooo:rsid="004b8038" style:font-size-asian="10.5pt" style:font-weight-asian="bold" style:font-size-complex="12pt" style:font-weight-complex="bold"/>
    </style:style>
    <style:style style:name="T14" style:family="text">
      <style:text-properties style:font-name="Courier New" fo:font-size="12pt" fo:font-weight="bold" officeooo:rsid="005499bf" style:font-size-asian="10.5pt" style:font-weight-asian="bold" style:font-size-complex="12pt" style:font-weight-complex="bold"/>
    </style:style>
    <style:style style:name="T15" style:family="text">
      <style:text-properties style:font-name="Courier New" style:text-underline-style="solid" style:text-underline-width="auto" style:text-underline-color="font-color" fo:font-weight="bold" officeooo:rsid="0005f655" style:font-weight-asian="bold" style:font-weight-complex="bold"/>
    </style:style>
    <style:style style:name="T16" style:family="text">
      <style:text-properties style:font-name="Courier New" fo:font-weight="bold" officeooo:rsid="0005f655" style:font-weight-asian="bold" style:font-weight-complex="bold"/>
    </style:style>
    <style:style style:name="T17" style:family="text">
      <style:text-properties fo:font-size="12pt" officeooo:rsid="001a3688" style:font-size-asian="10.5pt" style:font-size-complex="12pt"/>
    </style:style>
    <style:style style:name="T18" style:family="text">
      <style:text-properties fo:font-size="12pt" officeooo:rsid="0026d762" style:font-size-asian="10.5pt" style:font-size-complex="12pt"/>
    </style:style>
    <style:style style:name="T19" style:family="text">
      <style:text-properties officeooo:rsid="00126f76"/>
    </style:style>
    <style:style style:name="T20" style:family="text">
      <style:text-properties officeooo:rsid="00157514"/>
    </style:style>
    <style:style style:name="T21" style:family="text">
      <style:text-properties officeooo:rsid="00188ad2"/>
    </style:style>
    <style:style style:name="T22" style:family="text">
      <style:text-properties officeooo:rsid="001c31bb"/>
    </style:style>
    <style:style style:name="T23" style:family="text">
      <style:text-properties officeooo:rsid="001fd2a6"/>
    </style:style>
    <style:style style:name="T24" style:family="text">
      <style:text-properties officeooo:rsid="0026fd14"/>
    </style:style>
    <style:style style:name="T25" style:family="text">
      <style:text-properties officeooo:rsid="0027bb77"/>
    </style:style>
    <style:style style:name="T26" style:family="text">
      <style:text-properties officeooo:rsid="0029b924"/>
    </style:style>
    <style:style style:name="T27" style:family="text">
      <style:text-properties officeooo:rsid="002ea90c"/>
    </style:style>
    <style:style style:name="T28" style:family="text">
      <style:text-properties officeooo:rsid="0033477a"/>
    </style:style>
    <style:style style:name="T2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0" style:family="text">
      <style:text-properties officeooo:rsid="0052a0bb"/>
    </style:style>
    <style:style style:name="T31" style:family="text">
      <style:text-properties officeooo:rsid="005499b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SCRIPT</text:p>
      <text:p text:style-name="P19"/>
      <text:p text:style-name="P20"><text:span text:style-name="T10">SHOT :</text:span> <text:span text:style-name="T17">SC2 Seq1 #1J</text:span></text:p>
      <text:p text:style-name="P1"/>
      <text:p text:style-name="P8"><text:span text:style-name="T10">Context :</text:span> <text:span text:style-name="T19">Mike attend que le joueur vienne jusqu’à lui.</text:span></text:p>
      <text:p text:style-name="P6"/>
      <text:p text:style-name="P12"><text:span text:style-name="T10">Script :</text:span> </text:p>
      <text:p text:style-name="P12"/>
      <text:p text:style-name="P27">MIKE PNJ</text:p>
      <text:p text:style-name="P12"><text:tab/>« <text:span text:style-name="T20">Hé ho » [TEMPS D’ATTENTE] </text:span></text:p>
      <text:p text:style-name="P35"><text:tab/>« Viens par là » [TEMPS D’ATTENTE] </text:p>
      <text:p text:style-name="P35"><text:tab/>« Elle est ici la momie ! » [BOUCLE]</text:p>
      <text:p text:style-name="P12"/>
      <text:p text:style-name="P31"/>
      <text:p text:style-name="P4"/>
      <text:p text:style-name="P21"><text:span text:style-name="T10">SHOT :</text:span> <text:span text:style-name="T18">SC2 Seq2 #1J</text:span></text:p>
      <text:p text:style-name="P2"/>
      <text:p text:style-name="P9"><text:span text:style-name="T29">Context :</text:span> <text:span text:style-name="T21">Dans la tente, Mike décrit le but du jeu.</text:span></text:p>
      <text:p text:style-name="P5"/>
      <text:p text:style-name="P22">Script : </text:p>
      <text:p text:style-name="P11"/>
      <text:p text:style-name="P26">MIKE PNJ</text:p>
      <text:p text:style-name="P11"><text:tab/>« <text:span text:style-name="T22">Ce cartonnage de momie a été trouvé devant la tente. J’ai besoin de toi pour reconstruire les papyrus qu’il renferme. » [PAUSE] </text:span></text:p>
      <text:p text:style-name="P13"><text:tab/>« <text:span text:style-name="T22">Nous pourrions découvrir d’intéressant secrets!! »</text:span></text:p>
      <text:p text:style-name="P36"><text:s/></text:p>
      <text:p text:style-name="P32"/>
      <text:p text:style-name="P5"/>
      <text:p text:style-name="Standard"><text:span text:style-name="T15">SHOT :</text:span><text:span text:style-name="T16"> </text:span><text:span text:style-name="T11">SC2 Seq2 #2J</text:span><text:span text:style-name="T12"> </text:span></text:p>
      <text:p text:style-name="P2"/>
      <text:p text:style-name="P9"><text:span text:style-name="T10">Context :</text:span> <text:span text:style-name="T23">Pendant le jeu Mike encourage le joueur.</text:span></text:p>
      <text:p text:style-name="P5"/>
      <text:p text:style-name="P22">Script :</text:p>
      <text:p text:style-name="P11"/>
      <text:p text:style-name="P24">MIKE PNJ</text:p>
      <text:p text:style-name="P15"><text:tab/>« <text:span text:style-name="T24">Bon courage » [DEBUT]</text:span></text:p>
      <text:p text:style-name="P15"><text:tab/>« <text:span text:style-name="T25">Qu’est-ce que tu fait il faut reconstruire ces documents » [Si le joueur ne fait rien]</text:span></text:p>
      <text:p text:style-name="P16"><text:tab/>« <text:span text:style-name="T26">Bravo ! Ta réputation te précède » [RÉUSSITE CRITIQUE]</text:span></text:p>
      <text:p text:style-name="P37"><text:tab/>« Il va bientôt faire nuit dépêches-toi » [Quand il reste peu de temps]</text:p>
      <text:p text:style-name="P16"><text:tab/>« <text:span text:style-name="T27">Il est trop tard maintenant nous ferons ça demain... » [ÉCHEC]</text:span></text:p>
      <text:p text:style-name="P28"><text:tab/>« <text:span text:style-name="T28">Je suis désolé mais tu n’es pas aussi compétente que ce qu’on dit je finirais seul » [ÉCHEC CRITIQUE]</text:span></text:p>
      <text:p text:style-name="P33"/>
      <text:p text:style-name="P28"/>
      <text:p text:style-name="P39"/>
      <text:p text:style-name="P30"><text:soft-page-break/><text:span text:style-name="T15">SHOT :</text:span><text:span text:style-name="T16"> </text:span><text:span text:style-name="T11">SC2 Seq2 #</text:span><text:span text:style-name="T13">3</text:span><text:span text:style-name="T11">J</text:span><text:span text:style-name="T12"> </text:span></text:p>
      <text:p text:style-name="P3"/>
      <text:p text:style-name="P10"><text:span text:style-name="T10">Context :</text:span> <text:span text:style-name="T30">Selon comment joue et/ou a joué Pei, Mike change de script.</text:span></text:p>
      <text:p text:style-name="P7"/>
      <text:p text:style-name="P23">Script :</text:p>
      <text:p text:style-name="P14"/>
      <text:p text:style-name="P25">MIKE PNJ</text:p>
      <text:p text:style-name="P17"><text:tab/>« <text:span text:style-name="T25">Qu’est-ce que tu fais il faut reconstruire ces documents !» [Si le joueur ne fait rien]</text:span></text:p>
      <text:p text:style-name="P17"><text:tab/>« <text:span text:style-name="T26">Bravo ! Ta réputation te précède » [RÉUSSITE CRITIQUE]</text:span></text:p>
      <text:p text:style-name="P38"><text:tab/>« Il va bientôt faire nuit dépêches-toi » [Quand il reste peu de temps]</text:p>
      <text:p text:style-name="P17"><text:tab/>« <text:span text:style-name="T27">Il est trop tard maintenant nous ferons ça demain... » [ÉCHEC]</text:span></text:p>
      <text:p text:style-name="P29"><text:tab/>« <text:span text:style-name="T28">Je suis désolé mais tu n’es pas aussi compétente que ce qu’on dit je finirais seul » [ÉCHEC CRITIQUE]</text:span></text:p>
      <text:p text:style-name="P48"/>
      <text:p text:style-name="P29"/>
      <text:p text:style-name="P47"><text:span text:style-name="T15">SHOT :</text:span><text:span text:style-name="T16"> </text:span><text:span text:style-name="T11">SC2 Seq2 #</text:span><text:span text:style-name="T14">4</text:span><text:span text:style-name="T11">J</text:span><text:span text:style-name="T12"> </text:span></text:p>
      <text:p text:style-name="P41"/>
      <text:p text:style-name="P42"><text:span text:style-name="T10">Context :</text:span> <text:span text:style-name="T31">Pei a réussi à reconstruire le message et la carte.</text:span></text:p>
      <text:p text:style-name="P43"/>
      <text:p text:style-name="P40">Script :</text:p>
      <text:p text:style-name="P44"/>
      <text:p text:style-name="P46">PEI</text:p>
      <text:p text:style-name="P46"><text:tab/>« Allons tout de suite au temple ! »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296cm" style:type="center"/>
          <style:tab-stop style:position="20.592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20.592cm" table:align="margins"/>
    </style:style>
    <style:style style:name="Tableau2.A" style:family="table-column">
      <style:table-column-properties style:column-width="15.108cm" style:rel-column-width="48081*"/>
    </style:style>
    <style:style style:name="Tableau2.B" style:family="table-column">
      <style:table-column-properties style:column-width="5.484cm" style:rel-column-width="17454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20.592cm" table:align="margins"/>
    </style:style>
    <style:style style:name="Tableau3.A" style:family="table-column">
      <style:table-column-properties style:column-width="15.108cm" style:rel-column-width="48081*"/>
    </style:style>
    <style:style style:name="Tableau3.B" style:family="table-column">
      <style:table-column-properties style:column-width="5.484cm" style:rel-column-width="17454*"/>
    </style:style>
    <style:style style:name="Tableau3.A1" style:family="table-cell">
      <style:table-cell-properties fo:padding="0.097cm" fo:border="none"/>
    </style:style>
    <style:style style:name="MP1" style:family="paragraph" style:parent-style-name="Standard">
      <style:text-properties style:font-name="Courier New" fo:font-size="12pt" style:text-underline-style="solid" style:text-underline-width="auto" style:text-underline-color="font-color" fo:font-weight="bold" officeooo:rsid="0003e0ec" officeooo:paragraph-rsid="00220d96" style:font-size-asian="10.5pt" style:font-weight-asian="bold" style:font-size-complex="12pt" style:font-weight-complex="bold"/>
    </style:style>
    <style:style style:name="MP2" style:family="paragraph" style:parent-style-name="Heading_20_3">
      <style:text-properties style:font-name="Courier New" fo:font-size="12pt" officeooo:rsid="00056de5" officeooo:paragraph-rsid="00220d96" style:font-size-asian="10.5pt" style:font-size-complex="12pt"/>
    </style:style>
    <style:style style:name="MP3" style:family="paragraph" style:parent-style-name="Table_20_Contents">
      <style:paragraph-properties fo:text-align="end" style:justify-single-word="false"/>
      <style:text-properties style:font-name="Courier New" fo:font-size="12pt" officeooo:rsid="000bbb9f" officeooo:paragraph-rsid="000bbb9f" style:font-size-asian="10.5pt" style:font-size-complex="12pt"/>
    </style:style>
    <style:style style:name="MP4" style:family="paragraph" style:parent-style-name="Footer">
      <style:paragraph-properties fo:text-align="end" style:justify-single-word="false"/>
      <style:text-properties style:font-name="Courier New" fo:font-style="italic" officeooo:rsid="002b799b" officeooo:paragraph-rsid="002b799b" style:font-style-asian="italic" style:font-style-complex="italic"/>
    </style:style>
    <style:style style:name="MT1" style:family="text">
      <style:text-properties style:text-underline-style="none" fo:font-weight="normal" style:font-weight-asian="normal" style:font-weight-complex="normal"/>
    </style:style>
    <style:style style:name="MT2" style:family="text">
      <style:text-properties style:text-underline-style="none" fo:font-weight="normal" officeooo:rsid="000e5781" style:font-weight-asian="normal" style:font-weight-complex="normal"/>
    </style:style>
    <style:style style:name="MT3" style:family="text">
      <style:text-properties officeooo:rsid="000bbb9f"/>
    </style:style>
    <style:style style:name="MT4" style:family="text">
      <style:text-properties fo:font-variant="normal" fo:text-transform="none" fo:color="#363339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MT5" style:family="text">
      <style:text-properties fo:font-variant="normal" fo:text-transform="none" fo:color="#363339" fo:letter-spacing="normal" fo:font-style="normal" style:text-underline-style="solid" style:text-underline-width="auto" style:text-underline-color="font-color" fo:font-weight="bold" officeooo:rsid="000aeda7" style:font-weight-asian="bold" style:font-weight-complex="bold"/>
    </style:style>
    <style:style style:name="MT6" style:family="text">
      <style:text-properties fo:font-variant="normal" fo:text-transform="none" fo:color="#363339" fo:letter-spacing="normal" fo:font-style="normal" style:text-underline-style="none" fo:font-weight="bold" officeooo:rsid="000aeda7" style:font-weight-asian="bold" style:font-weight-complex="bold"/>
    </style:style>
    <style:style style:name="MT7" style:family="text">
      <style:text-properties fo:font-variant="normal" fo:text-transform="none" fo:color="#363339" fo:letter-spacing="normal" fo:font-style="normal" style:text-underline-style="none" fo:font-weight="normal" officeooo:rsid="000e5781" style:font-weight-asian="normal" style:font-weight-complex="normal"/>
    </style:style>
    <style:style style:name="MT8" style:family="text">
      <style:text-properties fo:font-variant="normal" fo:text-transform="none" fo:color="#363339" fo:font-size="10pt" fo:letter-spacing="normal" fo:font-style="normal" style:text-underline-style="none" fo:font-weight="normal" officeooo:rsid="000e5781" style:font-size-asian="10pt" style:font-weight-asian="normal" style:font-size-complex="10pt" style:font-weight-complex="normal"/>
    </style:style>
    <style:style style:name="MT9" style:family="text">
      <style:text-properties officeooo:rsid="00121d02"/>
    </style:style>
    <style:page-layout style:name="Mpm1">
      <style:page-layout-properties fo:page-width="21.59cm" fo:page-height="27.94cm" style:num-format="1" style:print-orientation="portrait" fo:margin-top="0.499cm" fo:margin-bottom="0.499cm" fo:margin-left="0.499cm" fo:margin-right="0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MP1">Production :<text:span text:style-name="MT1"> </text:span><text:span text:style-name="MT2">Pei l’évadée de la nuit</text:span></text:p>
              <text:p text:style-name="MP1"><text:span text:style-name="MT3">Director </text:span>:<text:span text:style-name="MT1"> </text:span><text:span text:style-name="MT2">Axel Polin</text:span></text:p>
              <text:h text:style-name="MP2" text:outline-level="3"><text:span text:style-name="Strong_20_Emphasis"><text:span text:style-name="MT4">S</text:span></text:span><text:span text:style-name="Strong_20_Emphasis"><text:span text:style-name="MT5">cript :</text:span></text:span><text:span text:style-name="Strong_20_Emphasis"><text:span text:style-name="MT6"> </text:span></text:span><text:span text:style-name="Strong_20_Emphasis"><text:span text:style-name="MT7">Axel Polin </text:span></text:span><text:span text:style-name="Strong_20_Emphasis"><text:span text:style-name="MT8">(Review : Marie Beurton-Aimar)</text:span></text:span></text:h>
            </table:table-cell>
            <table:table-cell table:style-name="Tableau2.A1" office:value-type="string">
              <text:p text:style-name="MP3">Sheet : <text:span text:style-name="MT9">002</text:span>/ <text:s text:c="2"/></text:p>
            </table:table-cell>
          </table:table-row>
        </table:table>
        <text:p text:style-name="Header"/>
      </style:header>
      <loext:header-first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1">Production :<text:span text:style-name="MT1"> </text:span><text:span text:style-name="MT2">Pei l’évadée de la nuit</text:span></text:p>
              <text:p text:style-name="MP1"><text:span text:style-name="MT3">Director </text:span>:<text:span text:style-name="MT1"> </text:span><text:span text:style-name="MT2">Axel Polin</text:span></text:p>
              <text:h text:style-name="MP2" text:outline-level="3"><text:span text:style-name="Strong_20_Emphasis"><text:span text:style-name="MT4">S</text:span></text:span><text:span text:style-name="Strong_20_Emphasis"><text:span text:style-name="MT5">cript :</text:span></text:span><text:span text:style-name="Strong_20_Emphasis"><text:span text:style-name="MT6"> </text:span></text:span><text:span text:style-name="Strong_20_Emphasis"><text:span text:style-name="MT7">Axel Polin </text:span></text:span><text:span text:style-name="Strong_20_Emphasis"><text:span text:style-name="MT8">(Review : Marie Beurton-Aimar)</text:span></text:span></text:h>
            </table:table-cell>
            <table:table-cell table:style-name="Tableau3.A1" office:value-type="string">
              <text:p text:style-name="MP3">Sheet : <text:span text:style-name="MT9">001</text:span>/ <text:s text:c="2"/></text:p>
            </table:table-cell>
          </table:table-row>
        </table:table>
        <text:p text:style-name="Header"/>
      </loext:header-first>
      <style:footer>
        <text:p text:style-name="MP4">CC BY SA Axel Polin 2019</text:p>
      </style:footer>
      <loext:footer-first>
        <text:p text:style-name="MP4">CC BY SA Axel Polin 2019</text:p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2:45:06.767603354</meta:creation-date>
    <dc:date>2019-06-19T11:19:20.996538065</dc:date>
    <meta:editing-duration>PT6H54M33S</meta:editing-duration>
    <meta:editing-cycles>80</meta:editing-cycles>
    <meta:generator>LibreOffice/6.2.4.2$Linux_X86_64 LibreOffice_project/20$Build-2</meta:generator>
    <meta:document-statistic meta:table-count="2" meta:image-count="0" meta:object-count="0" meta:page-count="2" meta:paragraph-count="49" meta:word-count="368" meta:character-count="1882" meta:non-whitespace-character-count="1530"/>
  </office:meta>
</office:document-meta>
</file>